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 hne" svg:font-family="'S hne', ui-sans-serif, system-ui, apple-system, 'Segoe UI', Roboto, Ubuntu, Cantarell, 'Noto Sans', sans-serif, 'Helvetica Neue', Arial, 'Apple Color Emoji', 'Segoe UI Emoji', 'Segoe UI Symbol', 'Noto Color Emoji'"/>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variant="normal" fo:text-transform="none" fo:color="#0d0d0d" style:font-name="S hne" fo:font-size="12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éveloppeuse front-end passionnée, j'associe mes compétences en développement web et en webdesign pour créer des interfaces utilisateurs ergonomiques visuellement attractives.</text:p>
      <text:p text:style-name="Standard"/>
      <text:p text:style-name="Standard">En agence de communication, j'ai évolué au contact d'équipes multidisciplinaire, entretenant une perpétuelle collaboration créative dans la conception de nouveaux produits digitaux. Stimulée dans ce bouillon d'idées innovantes, j'ai élargi mes compétences et participé à rendre chaque projet un peu plus unique.</text:p>
      <text:p text:style-name="Standard"/>
      <text:p text:style-name="Standard">Minutieuse, je tente de donner vie à chaque site internet avec l'ambition d'offrir une expérience fluide et immersive.</text:p>
      <text:p text:style-name="Standard"/>
      <text:p text:style-name="Standard"/>
      <text:p text:style-name="Standard">De nature curieuse et autonome, j'aime découvrir et apprendre de nouveaux langages afin de pouvoir sélectionner au mieux les outils qui répondront au besoin spécifique d'un projet. Dans l'intention de faciliter les échanges et la coopération au sein de l'équipe de développemen<text:span text:style-name="T1">t</text:span>, et <text:s/>pour mieux appréhender le métier dans sa globalité, je m'initie également au développement full-stack.</text:p>
      <text:p text:style-name="Standard"/>
      <text:p text:style-name="Standard">Je sais m'adapter et suivre les avancées technologiques qui sont en perpétuelles évolutions, afin d'empêcher tout projet de devenir obsolète . </text:p>
      <text:p text:style-name="Standard"/>
      <text:p text:style-name="Standard">Âme créative, <text:s/>j'ai toujours eu le besoin de m'exprimer autrement qu'à travers les mots. Musique, photographie, collages, dessin … J'aime penser que mon implication dans toute forme d'art accroît l'imagination et la pensée innovante. Observatrice et attentive, je me complais à contempler le monde qui m'entoure, véritable source d'inspiration inépuisable au quotidien. Aujourd'hui, c'est dans la création de site internet que je m'exprime ; attentive au moindre détail, je donne le meilleur pour offrir à l'utilisateur une expérience unique, immersive et intuitive.</text:p>
      <text:p text:style-name="Standard"/>
      <text:p text:style-name="Standard"/>
      <text:p text:style-name="Standard"/>
      <text:p text:style-name="Standard"/>
      <text:p text:style-name="Standard">Diplômée d'une licence en Communication &amp; Médias, titulaire d'un titre de Webdesigner, et ayant récemment achevé mon contrat d'alternance en agence de communication avec OpenClassrooms en tant que développeuse d'application JavaScript React, mon parcours m'a permis d'acquérir une multitude de compétences qui se complètent à la perfection !</text:p>
      <text:p text:style-name="Standard"/>
      <text:p text:style-name="Standard"/>
      <text:p text:style-name="Standard"/>
      <text:p text:style-name="Standard">Interview d'artistes et rédaction d'articles, participation à des cellules de communication, maîtrise élémentaire de la suite Adobe et Figma, création de webdesign, optimisation SEO, intégration de sites web. </text:p>
      <text:p text:style-name="Standard"/>
      <text:p text:style-name="Standard">Mon expérience me permet de collaborer activement dans une équipe de communicatio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 hne" svg:font-family="'S hne', ui-sans-serif, system-ui, apple-system, 'Segoe UI', Roboto, Ubuntu, Cantarell, 'Noto Sans', sans-serif, 'Helvetica Neue', Arial, 'Apple Color Emoji', 'Segoe UI Emoji', 'Segoe UI Symbol', 'Noto Color Emoji'"/>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hilde Bret</meta:initial-creator>
    <meta:creation-date>2024-04-02T09:38:41.99</meta:creation-date>
    <dc:date>2024-04-03T10:19:27.26</dc:date>
    <dc:creator>Mathilde Bret</dc:creator>
    <meta:editing-duration>PT3H21M12S</meta:editing-duration>
    <meta:editing-cycles>6</meta:editing-cycles>
    <meta:generator>OpenOffice/4.1.12$Win32 OpenOffice.org_project/4112m1$Build-9809</meta:generator>
    <meta:document-statistic meta:table-count="0" meta:image-count="0" meta:object-count="0" meta:page-count="1" meta:paragraph-count="9" meta:word-count="329" meta:character-count="2333"/>
  </office:meta>
</office:document-meta>
</file>